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C32362E53F69C13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MRoman12-Regular1" svg:font-family="LMRoman12-Regular"/>
    <style:font-face style:name="LMRoman12-Regular" svg:font-family="LMRoman12-Regular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4.4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title">
      <style:graphic-properties fo:min-height="2.6cm"/>
      <style:paragraph-properties style:writing-mode="lr-tb"/>
    </style:style>
    <style:style style:name="pr5" style:family="presentation" style:parent-style-name="DNA-outline1">
      <style:graphic-properties fo:min-height="8.884cm"/>
      <style:paragraph-properties style:writing-mode="lr-tb"/>
    </style:style>
    <style:style style:name="pr6" style:family="presentation" style:parent-style-name="DNA-title">
      <style:graphic-properties draw:auto-grow-height="true" fo:min-height="2.6cm"/>
      <style:paragraph-properties style:writing-mode="lr-tb"/>
    </style:style>
    <style:style style:name="pr7" style:family="presentation" style:parent-style-name="DNA-title" style:list-style-name="L2">
      <style:graphic-properties draw:auto-grow-height="true" fo:min-height="2.6cm"/>
      <style:paragraph-properties style:writing-mode="lr-tb"/>
    </style:style>
    <style:style style:name="pr8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align="center" fo:text-indent="0cm"/>
    </style:style>
    <style:style style:name="P5" style:family="paragraph">
      <style:paragraph-properties fo:margin-left="0cm" fo:margin-right="0cm" fo:margin-top="0cm" fo:margin-bottom="0.374cm" fo:text-align="center" fo:text-indent="0cm" style:writing-mode="lr-tb"/>
    </style:style>
    <style:style style:name="P6" style:family="paragraph">
      <style:paragraph-properties style:text-autospace="none"/>
    </style:style>
    <style:style style:name="P7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32pt"/>
    </style:style>
    <style:style style:name="T2" style:family="text">
      <style:text-properties style:font-name="Liberation Sans2" fo:font-size="22pt" style:font-name-asian="LMRoman12-Regular1" style:font-size-asian="22pt" style:font-name-complex="LMRoman12-Regular1" style:font-size-complex="22pt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4.4cm" svg:x="4.5cm" svg:y="0.6cm" presentation:class="title" presentation:user-transformed="true">
          <draw:text-box>
            <text:p>Definiciones de Ingeniería y Product Management<text:tab/></text:p>
          </draw:text-box>
        </draw:frame>
        <draw:frame presentation:style-name="pr2" draw:text-style-name="P2" draw:layer="layout" svg:width="22.5cm" svg:height="9.134cm" svg:x="4.5cm" svg:y="3.8cm" presentation:class="subtitle" presentation:user-transformed="true">
          <draw:text-box>
            <text:p><text:span text:style-name="T1">Realizado por Jaime Lorenzo Sanchez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2.6cm" svg:x="4.5cm" svg:y="0.6cm" presentation:class="title" presentation:user-transformed="true">
          <draw:text-box>
            <text:p>Indice General</text:p>
          </draw:text-box>
        </draw:frame>
        <draw:frame presentation:style-name="pr5" draw:text-style-name="P1" draw:layer="layout" svg:width="22.5cm" svg:height="9.134cm" svg:x="4.5cm" svg:y="3.8cm" presentation:class="outline">
          <draw:text-box>
            <text:list text:style-name="L2">
              <text:list-item>
                <text:p>Introducción</text:p>
              </text:list-item>
              <text:list-item>
                <text:p>Antecedentes</text:p>
              </text:list-item>
              <text:list-item>
                <text:p>Discusión</text:p>
              </text:list-item>
              <text:list-item>
                <text:p>Conclusion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5cm" svg:height="2.6cm" svg:x="4.5cm" svg:y="0.6cm" presentation:class="title">
          <draw:text-box>
            <text:p>Introducción</text:p>
          </draw:text-box>
        </draw:frame>
        <draw:frame presentation:style-name="pr5" draw:text-style-name="P1" draw:layer="layout" svg:width="22.5cm" svg:height="9.134cm" svg:x="4.5cm" svg:y="3.8cm" presentation:class="outline">
          <draw:text-box>
            <text:list text:style-name="L2">
              <text:list-item>
                <text:p>¿Qué es la Ingeniería?</text:p>
              </text:list-item>
              <text:list-item>
                <text:p>¿Ejercicio profesional de ingeniería?</text:p>
              </text:list-item>
              <text:list-item>
                <text:p>¿Project Management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5cm" svg:height="2.6cm" svg:x="4.5cm" svg:y="0.6cm" presentation:class="title">
          <draw:text-box>
            <text:p>Antecedentes</text:p>
          </draw:text-box>
        </draw:frame>
        <draw:frame presentation:style-name="pr5" draw:text-style-name="P1" draw:layer="layout" svg:width="22.5cm" svg:height="9.134cm" svg:x="4.5cm" svg:y="3.8cm" presentation:class="outline">
          <draw:text-box>
            <text:list text:style-name="L2">
              <text:list-item>
                <text:p>Rueda o Palanca</text:p>
              </text:list-item>
              <text:list-item>
                <text:p>Edad Antigua → Pirámides, construcciones griegas y romanas</text:p>
              </text:list-item>
              <text:list-item>
                <text:p>Época Medieval → Arquitectura gótica (Europa), metalurgia e hidrografía (Asia)</text:p>
              </text:list-item>
              <text:list-item>
                <text:p>Edad Moderna → Revolución Industrial</text:p>
              </text:list-item>
              <text:list-item>
                <text:p>Siglo XIX → Ingenierías actual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5cm" svg:height="2.6cm" svg:x="4.5cm" svg:y="0.6cm" presentation:class="title">
          <draw:text-box>
            <text:p>Discusión</text:p>
          </draw:text-box>
        </draw:frame>
        <draw:frame presentation:style-name="pr5" draw:text-style-name="P1" draw:layer="layout" svg:width="22.5cm" svg:height="9.134cm" svg:x="4.5cm" svg:y="3.8cm" presentation:class="outline">
          <draw:text-box>
            <text:list text:style-name="L2">
              <text:list-item>
                <text:p>¿Qué es la ingeniería? → Comisión del Centro Argentino de Ingenieros (2003)</text:p>
              </text:list-item>
              <text:list-item>
                <text:p>Metodología secuenciada</text:p>
                <text:list>
                  <text:list-item>
                    <text:p>Concepto de objeto material y formal, objetivo y metodología.</text:p>
                  </text:list-item>
                  <text:list-item>
                    <text:p>Síntesis de los conceptos</text:p>
                  </text:list-item>
                  <text:list-item>
                    <text:p>Primera definición</text:p>
                  </text:list-item>
                  <text:list-item>
                    <text:p>Comparación definiciones: C.E. + C.O. y D.E. del CAI, ABET y M.E.F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7" draw:text-style-name="P5" draw:layer="layout" svg:width="22.5cm" svg:height="2.6cm" svg:x="4.5cm" svg:y="0.6cm" presentation:class="title">
          <draw:text-box>
            <text:list text:style-name="L2">
              <text:list-header>
                <text:p text:style-name="P4">¿Ejercicio Profesional de Ingeniería?</text:p>
              </text:list-header>
            </text:list>
          </draw:text-box>
        </draw:frame>
        <draw:frame presentation:style-name="pr5" draw:text-style-name="P1" draw:layer="layout" svg:width="22.5cm" svg:height="9.134cm" svg:x="4.8cm" svg:y="3.866cm" presentation:class="outline" presentation:user-transformed="true">
          <draw:text-box>
            <text:list text:style-name="L2">
              <text:list-item>
                <text:p>Definición según NAFTA</text:p>
              </text:list-item>
            </text:list>
            <text:p text:style-name="P6"><text:span text:style-name="T2">"Por práctica de la ingeniería profesional se entiende cualquier acto de planificación, diseño, composición, evaluación, asesoramiento, presentación de informes, dirección o supervisión, o gestión de cualquiera de los anteriores, que requiera la aplicación de principios de ingeniería, y que se refiera a la salvaguardia de vida, salud, propiedad, intereses económicos, el bienestar público o el medio ambiente. “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5cm" svg:height="2.6cm" svg:x="4.5cm" svg:y="0.6cm" presentation:class="title">
          <draw:text-box>
            <text:p>¿Project Management?<text:tab/></text:p>
          </draw:text-box>
        </draw:frame>
        <draw:frame presentation:style-name="pr5" draw:text-style-name="P1" draw:layer="layout" svg:width="22.5cm" svg:height="9.134cm" svg:x="4.5cm" svg:y="3.8cm" presentation:class="outline">
          <draw:text-box>
            <text:list text:style-name="L2">
              <text:list-item>
                <text:p>Proyecto (Coll Morales) → “Planificación y ejecución de una serie de acciones que, siendo su fin el conseguir un objetivo determinado, se llevan a cabo”</text:p>
              </text:list-item>
              <text:list-item>
                <text:p>Project Management → Conocimientos, habilidades, herramientas y técnicas en las actividades del proyecto para cumplir su objetivo.</text:p>
                <text:list>
                  <text:list-item>
                    <text:p><text:span text:style-name="T3">Tendencias imprescindibles: Globalización y velocida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5cm" svg:height="2.6cm" svg:x="4.5cm" svg:y="0.6cm" presentation:class="title">
          <draw:text-box>
            <text:p>Conclusiones</text:p>
          </draw:text-box>
        </draw:frame>
        <draw:frame presentation:style-name="pr5" draw:text-style-name="P1" draw:layer="layout" svg:width="22.5cm" svg:height="9.134cm" svg:x="4.5cm" svg:y="3.8cm" presentation:class="outline">
          <draw:text-box>
            <text:list text:style-name="L2">
              <text:list-item>
                <text:p>Ingeniería como profesión que utiliza todos los recursos al alcance de las personas, conociendo y perfeccionando sus relaciones, creando y dirigiendo con arte y ciencia, sistemas de bienes y servicios, para elevar la calidad de vida de las personas.</text:p>
              </text:list-item>
              <text:list-item>
                <text:p text:style-name="P7">Gestión de proyectos: Habilidades innatas, aprendizaje y experiencia</text:p>
              </text:list-item>
              <text:list-item>
                <text:p>Ingeniero con habilidades y capacidades de resolución y ejecución de cuestiones y casos concreto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La ética de la Ingeniería Informática<text:tab/></text:p>
          </draw:text-box>
        </draw:frame>
        <draw:frame presentation:style-name="pr5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7">Introducción</text:p>
              </text:list-item>
              <text:list-item>
                <text:p text:style-name="P7">Antecedentes</text:p>
              </text:list-item>
              <text:list-item>
                <text:p text:style-name="P7">Discusión</text:p>
              </text:list-item>
              <text:list-item>
                <text:p text:style-name="P7">Conclusion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Introducción</text:p>
          </draw:text-box>
        </draw:frame>
        <draw:frame presentation:style-name="pr5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¿Código ético en Ingeniería?</text:p>
              </text:list-item>
              <text:list-item>
                <text:p>¿Es necesario la ética en ingeniería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Antecedentes</text:p>
          </draw:text-box>
        </draw:frame>
        <draw:frame presentation:style-name="pr5" draw:text-style-name="P1" draw:layer="layout" svg:width="22.5cm" svg:height="9.134cm" svg:x="4.5cm" svg:y="3.8cm" presentation:class="outline">
          <draw:text-box>
            <text:list text:style-name="L2">
              <text:list-item>
                <text:p>Década 40-50: Norbert Wener → Hizo una predicción del impacto tecnológico sobre los valores humanos y sus valores fundamentales.</text:p>
              </text:list-item>
              <text:list-item>
                <text:p>Don Parker → Primeros conflictos de carácter ético</text:p>
              </text:list-item>
              <text:list-item>
                <text:p>Ética Informática → Problemas éticos agravados por computadores.</text:p>
              </text:list-item>
              <text:list-item>
                <text:p>Década 90 → Expansión considerable Ética Informática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Discusión<text:tab/></text:p>
          </draw:text-box>
        </draw:frame>
        <draw:frame presentation:style-name="pr5" draw:text-style-name="P1" draw:layer="layout" svg:width="22.5cm" svg:height="9.134cm" svg:x="4.5cm" svg:y="3.8cm" presentation:class="outline">
          <draw:text-box>
            <text:list text:style-name="L2">
              <text:list-item>
                <text:p>¿Importancia ética en ingeniería informática?</text:p>
              </text:list-item>
              <text:list-item>
                <text:p text:style-name="P7">¿Código ético único? </text:p>
                <text:list>
                  <text:list-item>
                    <text:p>ACM, IEEE e IFIP</text:p>
                  </text:list-item>
                </text:list>
              </text:list-item>
              <text:list-item>
                <text:p>¿Existen obligaciones para el ingeniero informático?</text:p>
                <text:list>
                  <text:list-item>
                    <text:p>CPIIA → Independencia, Honradez, Responsabilidad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Conclusiones</text:p>
          </draw:text-box>
        </draw:frame>
        <draw:frame presentation:style-name="pr5" draw:text-style-name="P1" draw:layer="layout" svg:width="22.5cm" svg:height="9.134cm" svg:x="4.5cm" svg:y="3.8cm" presentation:class="outline">
          <draw:text-box>
            <text:list text:style-name="L2">
              <text:list-item>
                <text:p text:style-name="P7">¿Código ético en Ingeniería?</text:p>
                <text:list>
                  <text:list-item>
                    <text:p>Aplicación de las reglas éticas actuales</text:p>
                  </text:list-item>
                </text:list>
              </text:list-item>
              <text:list-item>
                <text:p text:style-name="P7">¿Es necesario la ética en ingeniería?</text:p>
                <text:list>
                  <text:list-item>
                    <text:p>Impacto social negativo, provocando nuevas situaciones y problemas actualmente no resueltas acertadam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MRoman12-Regular1" svg:font-family="LMRoman12-Regular"/>
    <style:font-face style:name="LMRoman12-Regular" svg:font-family="LMRoman12-Regular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2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10-01T16:47:58.735000000</meta:creation-date>
    <meta:editing-duration>PT53M6S</meta:editing-duration>
    <meta:editing-cycles>12</meta:editing-cycles>
    <meta:generator>LibreOffice/6.4.2.2$Windows_X86_64 LibreOffice_project/4e471d8c02c9c90f512f7f9ead8875b57fcb1ec3</meta:generator>
    <dc:title>DNA</dc:title>
    <dc:date>2022-10-18T10:44:56.419000000</dc:date>
    <meta:document-statistic meta:object-count="74"/>
  </office:meta>
</office:document-meta>
</file>